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at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t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e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20:16:04.6640164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09:54:48.938000000</meta:creation-date>
    <meta:generator>LibreOffice/7.3.1.3$MacOSX_AARCH64 LibreOffice_project/a69ca51ded25f3eefd52d7bf9a5fad8c90b87951</meta:generator>
    <dc:date>2022-05-01T20:53:52.275907832</dc:date>
    <meta:editing-duration>PT18H24M48S</meta:editing-duration>
    <meta:editing-cycles>230</meta:editing-cycles>
    <meta:document-statistic meta:table-count="1" meta:cell-count="2204" meta:object-count="0"/>
  </office:meta>
</office:document-meta>
</file>